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office:automatic-styles>
  <office:body>
    <office:text>
      <text:p text:style-name="P1"><text:span text:style-name="T1">I had installed Tableau desktop and Tableau public.</text:span></text:p>
      <text:p text:style-name="P1"><text:span text:style-name="T1">Tableau desktop has 14 days free trial and its home screen looks like this </text:span></text:p>
      <text:p text:style-name="P2"><draw:frame text:anchor-type="as-char" svg:width="114.72mm" svg:height="56.52mm" style:rel-width="scale" style:rel-height="scale"><draw:object-ole xlink:href="OleObj1"/><draw:image xlink:href="ObjectReplacements/OleObj1"/></draw:frame><text:span text:style-name="T1"/></text:p>
      <text:p text:style-name="P2"><text:span text:style-name="T1">On left side we have a pannel which has list of different drivers .</text:span></text:p>
      <text:p text:style-name="P2"><text:span text:style-name="T1">What are drivers? </text:span></text:p>
      <text:p text:style-name="P2"><text:span text:style-name="T1">These are software components that allow Tableau to connect to various types of databases. For example, to connect Tableau to a MySQL database, you need to have the MySQL driver installed on your system. Similarly, for connections to other databases like SQL Server, Oracle, PostgreSQL, etc., corresponding drivers are required. Tableau provides a list of supported drivers and instructions for installation. </text:span></text:p>
      <text:p text:style-name="P2"><text:span text:style-name="T1">Some by default drivers are on tableau main screen:</text:span></text:p>
      <text:p text:style-name="P2"><draw:frame text:anchor-type="as-char" svg:width="62.23mm" svg:height="116.84mm" style:rel-width="scale" style:rel-height="scale"><draw:object-ole xlink:href="OleObj2"/><draw:image xlink:href="ObjectReplacements/OleObj2"/></draw:frame><text:span text:style-name="T1"/></text:p>
      <text:p text:style-name="P2"><text:span text:style-name="T1"/></text:p>
      <text:p text:style-name="P2"><text:span text:style-name="T1">Still if you want to explicility want other drivers you can use :<text:s/></text:span><text:a xlink:href="https://www.tableau.com/support/drivers"><text:span text:style-name="T2">https://www.tableau.com/support/drivers</text:span></text:a><text:span text:style-name="T3"><text:s text:c="2"/></text:span></text:p>
      <text:p text:style-name="P2"><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